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8pt" officeooo:paragraph-rsid="000cc8f2" style:font-size-asian="18pt" style:font-size-complex="18pt"/>
    </style:style>
    <style:style style:name="P2" style:family="paragraph" style:parent-style-name="Standard">
      <style:text-properties style:font-name="Arial1" fo:font-size="14pt" officeooo:paragraph-rsid="000cc8f2" style:font-size-asian="14pt" style:font-size-complex="14pt"/>
    </style:style>
    <style:style style:name="T1" style:family="text">
      <style:text-properties officeooo:rsid="000cc8f2"/>
    </style:style>
    <style:style style:name="T2" style:family="text">
      <style:text-properties fo:color="#729fcf" loext:opacity="100%"/>
    </style:style>
    <style:style style:name="T3" style:family="text">
      <style:text-properties fo:font-size="18pt" officeooo:rsid="000cc8f2" style:font-size-asian="18pt" style:font-size-complex="18pt"/>
    </style:style>
    <style:style style:name="T4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Las listas de los viajes gestionados por cada Agencia.</text:p>
      <text:p text:style-name="P2"/>
      <text:p text:style-name="P2"><text:span text:style-name="T2">SELECT</text:span> ag.nombre, v.nombreViaje</text:p>
      <text:p text:style-name="P2"><text:tab/><text:span text:style-name="T2">FROM</text:span> agencia ag</text:p>
      <text:p text:style-name="P2"><text:tab/><text:span text:style-name="T2">JOIN</text:span> viaje v <text:span text:style-name="T2">ON</text:span> ag.id = v.id_agencia</text:p>
      <text:p text:style-name="P2"><text:tab/><text:span text:style-name="T2">ORDER</text:span> <text:span text:style-name="T2">BY</text:span> ag.nombre;</text:p>
      <text:p text:style-name="P2"><text:line-break/><text:span text:style-name="T3">2. </text:span><text:span text:style-name="T4">Las lista de viajes junto con sus servicios.</text:span></text:p>
      <text:p text:style-name="P2"/>
      <text:p text:style-name="P2"><text:span text:style-name="T2">SELECT</text:span> v.nombreViaje, a.nombre, a.descripcion, a.precio</text:p>
      <text:p text:style-name="P2"><text:tab/><text:span text:style-name="T2">FROM</text:span> viaje v</text:p>
      <text:p text:style-name="P2"><text:tab/><text:span text:style-name="T2">JOIN</text:span> actividad a <text:span text:style-name="T2">ON</text:span> v.id = a.id_viaje</text:p>
      <text:p text:style-name="P2"><text:tab/><text:span text:style-name="T2">ORDER</text:span> <text:span text:style-name="T2">BY</text:span> v.nombreViaje;</text:p>
      <text:p text:style-name="P2"><text:line-break/><text:span text:style-name="T3">3. </text:span><text:span text:style-name="T4">Los viajes por el Territorio.</text:span></text:p>
      <text:p text:style-name="P2"/>
      <text:p text:style-name="P2"><text:span text:style-name="T2">SELECT</text:span> p.nombre, v.nombreViaje</text:p>
      <text:p text:style-name="P2"><text:tab/><text:span text:style-name="T2">FROM</text:span> pais p</text:p>
      <text:p text:style-name="P2"><text:tab/><text:span text:style-name="T2">JOIN</text:span> viaje v <text:span text:style-name="T2">ON</text:span> p.codigo = v.pais_destino</text:p>
      <text:p text:style-name="P2"><text:tab/><text:span text:style-name="T2">ORDER</text:span> <text:span text:style-name="T2">BY</text:span> p.nombre;</text:p>
      <text:p text:style-name="P2"><text:line-break/><text:span text:style-name="T3">4. </text:span><text:span text:style-name="T4">Los servicios clasificados por sus gastos.</text:span></text:p>
      <text:p text:style-name="P2"/>
      <text:p text:style-name="P2"><text:span text:style-name="T2">SELECT</text:span> a.nombre, a.precio</text:p>
      <text:p text:style-name="P2"><text:tab/><text:span text:style-name="T2">FROM</text:span> actividad a</text:p>
      <text:p text:style-name="P2"><text:tab/><text:span text:style-name="T2">ORDER</text:span> <text:span text:style-name="T2">BY</text:span> a.precio <text:span text:style-name="T2">DESC</text:span>;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03:41:07.462000000</meta:creation-date>
    <dc:date>2025-02-17T03:46:32.609000000</dc:date>
    <meta:editing-duration>PT5M26S</meta:editing-duration>
    <meta:editing-cycles>1</meta:editing-cycles>
    <meta:document-statistic meta:table-count="0" meta:image-count="0" meta:object-count="0" meta:page-count="1" meta:paragraph-count="19" meta:word-count="92" meta:character-count="587" meta:non-whitespace-character-count="500"/>
    <meta:generator>LibreOffice/24.8.4.2$Windows_X86_64 LibreOffice_project/bb3cfa12c7b1bf994ecc5649a80400d06cd71002</meta:generator>
  </office:meta>
</office:document-meta>
</file>